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font-name="Georgia" fo:font-size="10.5pt" fo:letter-spacing="normal" fo:font-style="normal" style:text-underline-style="none" fo:font-weight="normal" fo:background-color="transparent" style:font-size-asian="10.5pt" style:font-size-complex="10.5pt"/>
    </style:style>
    <style:style style:name="P3"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font-size-asian="10.5pt" style:font-size-complex="10.5pt"/>
    </style:style>
    <style:style style:name="P4"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5"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6"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language="none" fo:country="none" fo:font-style="normal" style:text-underline-style="none" fo:font-weight="bold" fo:background-color="transparent"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P7" style:family="paragraph" style:parent-style-name="Standard">
      <style:paragraph-properties fo:margin-top="0in" fo:margin-bottom="0in" fo:line-height="100%" fo:text-align="start" style:justify-single-word="false"/>
      <style:text-properties fo:font-size="10.5pt" style:font-size-asian="10.5pt" style:font-size-complex="10.5pt"/>
    </style:style>
    <style:style style:name="P8" style:family="paragraph" style:parent-style-name="Standard"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font-name="Georgia" fo:font-size="10.5pt" fo:letter-spacing="normal" fo:language="none" fo:country="none" fo:font-style="normal" style:text-underline-style="none" fo:font-weight="bold" fo:background-color="transparent"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P9"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style>
    <style:style style:name="P10"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variant="normal" fo:text-transform="none" fo:color="#000000" style:font-name="Georgia" fo:letter-spacing="normal" fo:language="none" fo:country="none" fo:font-style="normal" fo:font-weight="bold" style:font-name-asian="Georgia" style:language-asian="none" style:country-asian="none" style:font-weight-asian="bold" style:font-name-complex="Georgia" style:language-complex="none" style:country-complex="none" style:font-weight-complex="bold"/>
    </style:style>
    <style:style style:name="T3" style:family="text">
      <style:text-properties fo:font-variant="normal" fo:text-transform="none" fo:color="#000000" style:font-name="Georgia" fo:letter-spacing="normal" fo:language="none" fo:country="none" fo:font-style="normal" fo:font-weight="normal" style:font-name-asian="Georgia" style:language-asian="none" style:country-asian="none" style:font-name-complex="Georgia" style:language-complex="none" style:country-complex="none"/>
    </style:style>
    <style:style style:name="T4" style:family="text">
      <style:text-properties fo:font-variant="normal" fo:text-transform="none" fo:color="#000000" style:font-name="Georgia" fo:letter-spacing="normal" fo:language="none" fo:country="none" fo:font-style="normal" style:text-underline-style="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5" style:family="text">
      <style:text-properties fo:font-variant="normal" fo:text-transform="none" style:font-name="Georgia" fo:letter-spacing="normal" fo:language="none" fo:country="none" fo:font-style="normal" style:text-underline-style="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6"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7"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8" style:family="text">
      <style:text-properties fo:color="#000000"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9" style:family="text">
      <style:text-properties fo:color="#000000" style:font-name="Georgia" fo:language="none" fo:country="none" style:text-underline-style="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10" style:family="text">
      <style:text-properties fo:color="#000000" fo:language="none" fo:country="none" style:font-name-asian="Georgia" style:language-asian="none" style:country-asian="none" style:font-name-complex="Georgia" style:language-complex="none" style:country-complex="none"/>
    </style:style>
    <style:style style:name="T11" style:family="text">
      <style:text-properties fo:color="#000000"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2" style:family="text">
      <style:text-properties style:font-name="Georgia" fo:language="none" fo:country="none" style:font-name-asian="Georgia" style:language-asian="none" style:country-asian="none" style:font-name-complex="Georgia" style:language-complex="none" style:country-complex="none"/>
    </style:style>
    <style:style style:name="T13"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fo:font-weight="normal"/>
    </style:style>
    <style:style style:name="T17" style:family="text">
      <style:text-properties fo:language="en" fo:country="US" fo:font-weight="normal"/>
    </style:style>
    <style:style style:name="T18" style:family="text">
      <style:text-properties fo:font-style="italic" fo:font-weight="normal"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Bad Company Can Kill You</text:span></text:p>
      <text:p text:style-name="P1"><text:span text:style-name="T1">Read:</text:span> II Chronicles 18</text:p>
      <text:p text:style-name="P1"><text:span text:style-name="T1">Text:</text:span> II <text:span text:style-name="T10">Chronicles 18:27 “...If thou certainly return in peace, </text:span><text:span text:style-name="T11">then</text:span><text:span text:style-name="T10"> hath not the LORD spoken by me...”</text:span></text:p>
      <text:p text:style-name="P5"><text:span text:style-name="T1">Introduction:</text:span> <text:s/><text:span text:style-name="T10">Jehoshaphat was a Godly king who had ungodly friends. <text:s/>Perhaps he thought that he could be a good example and have a positive influence on old sinful Ahab. <text:s/>It never seems to work out that way but why bother with those facts? <text:s/>Most of us have heard about hanging out with the wrong crowd as teens and most of us have told our teens the same thing. <text:s/></text:span></text:p>
      <text:p text:style-name="P5"><text:span text:style-name="T10"/></text:p>
      <text:p text:style-name="P7"><text:span text:style-name="T2">God was not consulted</text:span><text:span text:style-name="T3"> by Jehoshaphat when Ahab was in a fight and needed assistance. <text:s/>There is a scripture in II </text:span><text:span text:style-name="T9">Corinthians 6:14 that says: “Be ye not unequally yoked together with unbelievers: for what fellowship hath righteousness with unrighteousness? and what communion hath light with darkness?” <text:s/>I know that many preachers apply this to dating and marriage and they are not wrong. <text:s/>This scripture also applies to every other relationship that we have in life. <text:s/>The stories are legion of people who are taken advantage of by business partners that are a spiritually un-equal yoke. <text:s/>Many of those I met in prison were started in crime by becoming friends with someone who was an unequal yoke. <text:s/>Had </text:span><text:span text:style-name="T4">Jehosh-aphat inquired of God he would have run away from this unholy alliance.</text:span></text:p>
      <text:p text:style-name="P5"><text:span text:style-name="T10"/></text:p>
      <text:p text:style-name="P6">Jehoshaphat knew that God should be consulted<text:span text:style-name="T14"> because he told Ahab that he should do it even though he hadn't done it himself. <text:s/>Isn't it strange that we can tell others to do what we fail to do ourselves? <text:s/></text:span><text:span text:style-name="T16">It isn't that we don't know but that we don't do</text:span><text:span text:style-name="T14">! <text:s/>Ahab didn't just call on a pro-phet; he called 400 prophets. <text:s/>He wanted consensus. <text:s/>He presented a simple question to them: “Shall we go to Ramothgilead to battle, or shall I forbear?” <text:s/>The answer was </text:span><text:span text:style-name="T17">unanimous: “</text:span><text:span text:style-name="T14">Go up; for God will deliver </text:span><text:span text:style-name="T18">it</text:span><text:span text:style-name="T14"> into the king's hand.”</text:span></text:p>
      <text:p text:style-name="P6"><text:span text:style-name="T14"/></text:p>
      <text:p text:style-name="P6">Jehoshaphat knew that the prophets lied:<text:span text:style-name="T14"> How did he know this? <text:s/>There are at least 2 reasons that he would know. One is that he knew that there has never been a time in history when you could get 400 preachers to completely agree on anything. <text:s/>Two is that these were men who directly reported to Ahab and they were afraid to tell him what he didn't want to hear. <text:s/>These prophets are similar to the preachers of today who are attem-pting to move up to higher positions in their denominations or organiza-tions and are therefore unwilling to raise a controversial issue or confront a decision that they disagree with. <text:s/>Many want a larger congregation and are unwilling to confront sin lest they should run off people. <text:s/></text:span></text:p>
      <text:p text:style-name="P6">Jehoshaphat requests a second opinion:<text:span text:style-name="T14"> There is only one other prophet and Ahab hates him. <text:s/>Why? <text:s/>Was he untrustworthy? <text:s/>Did he give false prophecies? Nope! <text:s/>Ahab said: “...he never prophesied good unto me...” <text:s/>So he reluctantly sends for Micaiah and the messenger even gives him a 'heads up' “...the words of the prophets </text:span><text:span text:style-name="T18">declare</text:span><text:span text:style-name="T14"> good to the king with one assent; let thy word therefore, I pray thee, be like one of theirs, and speak thou good.”</text:span></text:p>
      <text:p text:style-name="P6"><text:span text:style-name="T14"/></text:p>
      <text:p text:style-name="P6">Micaiah disagrees with the local ministerial cabal:<text:span text:style-name="T14"> and he reveals the real reason: God is setting up Ahab for the judgment that He had pro-mised by the prophet Elisha. <text:s/>A lying spirit was placed in the mouths of these </text:span><text:span text:style-name="T17">nonspiritual</text:span><text:span text:style-name="T14"> prophets and they were unaware that God was not speaking through them. <text:s/>Micaiah tells Ahab: “I did see all Israel scattered upon the mountains, as sheep that have no shepherd: and the LORD said, These have no master; let them return </text:span><text:span text:style-name="T18">therefore</text:span><text:span text:style-name="T14"> every man to his house in peace.” <text:s/>Let me translate here: “Go home or Israel will be without a king tomorrow.”</text:span></text:p>
      <text:p text:style-name="P10"><text:span text:style-name="T12"/></text:p>
      <text:p text:style-name="P8">Micaiah is carted off to jail:<text:span text:style-name="T15"> He is sentenced to a diet of bread, water and beatings. <text:s/>The sentence is to last until Ahab comes home victorious.</text:span></text:p>
      <text:p text:style-name="P8"><text:span text:style-name="T15">Micaiah's response is: “...If thou...return in peace, </text:span><text:span text:style-name="T19">then</text:span><text:span text:style-name="T15"> hath not the LORD spoken by me...” <text:s/></text:span></text:p>
      <text:p text:style-name="P8"><text:span text:style-name="T15"/></text:p>
      <text:p text:style-name="P8">Jehoshaphat is almost killed:<text:span text:style-name="T15"> Soldiers surround Jehoshaphat, think-ing that he is the King of Israel. <text:s/>He cried out and God and God delivered him. <text:s/>He wouldn't have been in this position if he had inquired of God before he hooked up with Ahab. <text:s/>Ahab is in disguise in a soldier's uniform and he is hit by a random arrow which gives him a fatal wound. <text:s/></text:span></text:p>
      <text:p text:style-name="P8"><text:span text:style-name="T15"><text:s text:c="2"/>Jehoshaphat goes home and is met by another true prophet of God.</text:span></text:p>
      <text:p text:style-name="P3"><text:span text:style-name="T12"/></text:p>
      <text:p text:style-name="P9"><text:span text:style-name="T8">A prophet speaks:</text:span><text:span text:style-name="T6"> “And Jehu the son of Hanani the seer went out to meet him, and said to king Jehoshaphat, Shouldest thou help the un-godly, and love them that hate the LORD? therefore </text:span><text:span text:style-name="T7">is</text:span><text:span text:style-name="T6"> wrath upon thee from before the LORD. Nevertheless there are good things found in thee, in that thou hast taken away the groves out of the land, and hast prepared thine heart to seek God.”</text:span></text:p>
      <text:p text:style-name="P3"><text:span text:style-name="T12"/></text:p>
      <text:p text:style-name="P3"><text:span text:style-name="T13">Conclude:</text:span><text:span text:style-name="T12"> <text:s/>Story of the family parrot hanging around with the crows in the farmers field. <text:s/>Farmer shooting the crows hits the family parrot who, as he lay dying kept muttering: “bad company, bad company.”</text:span></text:p>
      <text:p text:style-name="P3"><text:span text:style-name="T12"><text:s text:c="3"/></text:span><text:span text:style-name="T5">Jehoshaphat was nearly killed as a result of living in bad company. <text:s/>He lost the good opinion of God as a result.</text:span></text:p>
      <text:p text:style-name="P10"><text:span text:style-name="T12"/></text:p>
      <text:p text:style-name="P2"><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22-09-10T22:04:03.49</dc:date>
    <meta:editing-duration>P1DT10H17M21S</meta:editing-duration>
    <meta:generator>OpenOffice/4.1.3$Win32 OpenOffice.org_project/413m1$Build-9783</meta:generator>
    <meta:printed-by>Joel Tice</meta:printed-by>
    <meta:print-date>2022-09-10T20:31:55.99</meta:print-date>
    <meta:document-statistic meta:table-count="0" meta:image-count="0" meta:object-count="0" meta:page-count="1" meta:paragraph-count="16" meta:word-count="875" meta:character-count="49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